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lsign:<text:tab/>__________________________<text:tab/><text:tab/> <text:s/><text:tab/><text:tab/><text:span text:style-name="T1">Command Center Profile</text:span></text:p>
      <text:p text:style-name="P1"/>
      <text:p text:style-name="P1">Name:<text:tab/><text:tab/>__________________________</text:p>
      <text:p text:style-name="P1"/>
      <text:p text:style-name="P1">Home Addr:<text:tab/>____________________________________</text:p>
      <text:p text:style-name="P1"/>
      <text:p text:style-name="P1">Cell #<text:tab/><text:tab/>__________________________</text:p>
      <text:p text:style-name="P1"/>
      <text:p text:style-name="P1">Email<text:tab/><text:tab/>__________________________</text:p>
      <text:p text:style-name="P1"/>
      <text:p text:style-name="P1"/>
      <text:p text:style-name="P1"/>
      <text:p text:style-name="P1"/>
      <text:p text:style-name="P1">Repeaters in range/last test date 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P1">Normal AO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P1">Notes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12:34:06</meta:creation-date>
    <dc:date>2025-03-24T12:37:57</dc:date>
    <meta:editing-duration>PT3M</meta:editing-duration>
    <meta:document-statistic meta:table-count="0" meta:image-count="0" meta:object-count="0" meta:page-count="1" meta:paragraph-count="13" meta:word-count="29" meta:character-count="1753" meta:non-whitespace-character-count="1729"/>
    <meta:generator>LibreOffice/7.4.3.2$Windows_X86_64 LibreOffice_project/1048a8393ae2eeec98dff31b5c133c5f1d08b890</meta:generator>
    <meta:user-defined meta:name="AppVersion">15.0000</meta:user-defined>
  </office:meta>
</office:document-meta>
</file>